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dc70"/>
    </style:style>
    <style:style style:name="P2" style:family="paragraph" style:parent-style-name="Standard">
      <style:text-properties officeooo:rsid="0004dc70" officeooo:paragraph-rsid="0004dc70"/>
    </style:style>
    <style:style style:name="P3" style:family="paragraph" style:parent-style-name="Standard">
      <style:text-properties officeooo:rsid="0004dc70" officeooo:paragraph-rsid="0007d93f"/>
    </style:style>
    <style:style style:name="P4" style:family="paragraph" style:parent-style-name="Standard">
      <style:text-properties officeooo:rsid="0004dc70" officeooo:paragraph-rsid="000c7648"/>
    </style:style>
    <style:style style:name="T1" style:family="text">
      <style:text-properties officeooo:rsid="0004dc70"/>
    </style:style>
    <style:style style:name="T2" style:family="text">
      <style:text-properties style:text-underline-style="solid" style:text-underline-width="auto" style:text-underline-color="font-color" officeooo:rsid="0004dc70"/>
    </style:style>
    <style:style style:name="T3" style:family="text">
      <style:text-properties officeooo:rsid="00051cfc"/>
    </style:style>
    <style:style style:name="T4" style:family="text">
      <style:text-properties officeooo:rsid="0007d93f"/>
    </style:style>
    <style:style style:name="T5" style:family="text">
      <style:text-properties officeooo:rsid="000b17f1"/>
    </style:style>
    <style:style style:name="T6" style:family="text">
      <style:text-properties officeooo:rsid="000c7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Алгоритм парсера G-кодов основан на нисходящем разборе входного выражения. Для реализации алгоритма был использован метод рекурсивного спуска. С учетом того, что программа будет выполняться на микроконтроллере, грамматика и алгоритм были построены так, чтобы глубина рекурсии была не больше допустимого значения: каждый кадр представляет собственное дерево разбора.</text:p>
      <text:p text:style-name="P2"/>
      <text:p text:style-name="P2">Грамматика разбора:</text:p>
      <text:p text:style-name="P1"><text:span text:style-name="T1">E → GW</text:span><text:span text:style-name="T2"> </text:span><text:span text:style-name="T1">T | MW</text:span><text:span text:style-name="T2"> </text:span><text:span text:style-name="T1">T </text:span><text:span text:style-name="T3">| T</text:span></text:p>
      <text:p text:style-name="P1"><text:span text:style-name="T1">T → SW | FQ | XQ</text:span><text:span text:style-name="T2"> </text:span><text:span text:style-name="T1">T | YQ</text:span><text:span text:style-name="T2"> </text:span><text:span text:style-name="T1">T | ZQ</text:span><text:span text:style-name="T2"> </text:span><text:span text:style-name="T1">T | eps</text:span></text:p>
      <text:p text:style-name="P2">Q -&gt; W.W | -W.W</text:p>
      <text:p text:style-name="P2">W → 0W | … | 9W | eps,</text:p>
      <text:p text:style-name="P2">где</text:p>
      <text:p text:style-name="P2">eps — эпсилон-такт;</text:p>
      <text:p text:style-name="P2">G,M,S,F,X,Y,Z — терминалы.</text:p>
      <text:p text:style-name="P2"/>
      <text:p text:style-name="P3"><text:span text:style-name="T4">Пример разбора команды G1:</text:span></text:p>
      <text:p text:style-name="P3"><text:span text:style-name="T4">input: G1 X-15.34 Y20.95 Z0.65 F368.182</text:span></text:p>
      <text:p text:style-name="P3"><text:span text:style-name="T4"/></text:p>
      <text:p text:style-name="P3"><text:span text:style-name="T4">E=&gt;GW T=&gt;G1 T=&gt;G1 XQ T=&gt;G1 X-W.W T=&gt;G1 X-15.34 T=&gt;G1 X-15.34 YQ T=&gt;G1 X-15.34 YW.W T=&gt;G1 X-15.34 Y20.95 ZQ T=&gt;G1 X-15.34 Y20.95 ZW.W T=&gt;G1 X-15.34 Y20.95 Z0.65 FQ=&gt;G1 X-15.34 Y20.95 Z0.65 F368.182</text:span></text:p>
      <text:p text:style-name="P3"><text:span text:style-name="T4"/></text:p>
      <text:p text:style-name="P4"><text:span text:style-name="T6">ссылки: </text:span><text:a xlink:type="simple" xlink:href="http://ru.wikipedia.org/wiki/Формальная_грамматика"><text:span text:style-name="T5">http://ru.wikipedia.org/wiki/Формальная_грамматика</text:span></text:a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22:12:24</meta:creation-date>
    <dc:date>2012-12-18T00:43:26</dc:date>
    <meta:editing-duration>PT11M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13" meta:word-count="137" meta:character-count="845" meta:non-whitespace-character-count="721"/>
  </office:meta>
</office:document-meta>
</file>